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261" officeooo:paragraph-rsid="001eb261" style:font-weight-asian="bold" style:font-weight-complex="bold"/>
    </style:style>
    <style:style style:name="P2" style:family="paragraph" style:parent-style-name="Standard">
      <style:text-properties fo:font-weight="bold" officeooo:rsid="001ff0b1" officeooo:paragraph-rsid="001ff0b1" style:font-weight-asian="bold" style:font-weight-complex="bold"/>
    </style:style>
    <style:style style:name="P3" style:family="paragraph" style:parent-style-name="Standard">
      <style:text-properties fo:font-weight="bold" officeooo:rsid="002045d7" officeooo:paragraph-rsid="002045d7" style:font-weight-asian="bold" style:font-weight-complex="bold"/>
    </style:style>
    <style:style style:name="P4" style:family="paragraph" style:parent-style-name="Standard">
      <style:text-properties fo:font-weight="bold" officeooo:rsid="00212345" officeooo:paragraph-rsid="00212345" style:font-weight-asian="bold" style:font-weight-complex="bold"/>
    </style:style>
    <style:style style:name="P5" style:family="paragraph" style:parent-style-name="Standard">
      <style:text-properties fo:font-weight="normal" officeooo:rsid="001eb261" officeooo:paragraph-rsid="001eb261" style:font-weight-asian="normal" style:font-weight-complex="normal"/>
    </style:style>
    <style:style style:name="P6" style:family="paragraph" style:parent-style-name="Standard">
      <style:text-properties fo:font-weight="normal" officeooo:rsid="001eb261" officeooo:paragraph-rsid="001ff0b1" style:font-weight-asian="normal" style:font-weight-complex="normal"/>
    </style:style>
    <style:style style:name="P7" style:family="paragraph" style:parent-style-name="Standard">
      <style:text-properties fo:font-weight="normal" officeooo:rsid="001ff0b1" officeooo:paragraph-rsid="001ff0b1" style:font-weight-asian="normal" style:font-weight-complex="normal"/>
    </style:style>
    <style:style style:name="P8" style:family="paragraph" style:parent-style-name="Standard">
      <style:text-properties fo:font-weight="normal" officeooo:rsid="001ff0b1" officeooo:paragraph-rsid="002045d7" style:font-weight-asian="normal" style:font-weight-complex="normal"/>
    </style:style>
    <style:style style:name="P9" style:family="paragraph" style:parent-style-name="Standard">
      <style:text-properties fo:font-weight="normal" officeooo:rsid="002045d7" officeooo:paragraph-rsid="002045d7" style:font-weight-asian="normal" style:font-weight-complex="normal"/>
    </style:style>
    <style:style style:name="P10" style:family="paragraph" style:parent-style-name="Standard">
      <style:text-properties fo:font-weight="normal" officeooo:rsid="00212345" officeooo:paragraph-rsid="00212345" style:font-weight-asian="normal" style:font-weight-complex="normal"/>
    </style:style>
    <style:style style:name="P11" style:family="paragraph" style:parent-style-name="Standard">
      <style:text-properties fo:font-weight="bold" officeooo:rsid="001eb261" style:font-weight-asian="bold" style:font-weight-complex="bold"/>
    </style:style>
    <style:style style:name="P12" style:family="paragraph" style:parent-style-name="Standard">
      <style:text-properties fo:font-weight="bold" officeooo:rsid="001eb261" officeooo:paragraph-rsid="001eb261" style:font-weight-asian="bold" style:font-weight-complex="bold"/>
    </style:style>
    <style:style style:name="P13" style:family="paragraph" style:parent-style-name="Standard">
      <style:text-properties fo:font-weight="bold" officeooo:rsid="001ff0b1" officeooo:paragraph-rsid="001ff0b1" style:font-weight-asian="bold" style:font-weight-complex="bold"/>
    </style:style>
    <style:style style:name="P14" style:family="paragraph" style:parent-style-name="Standard">
      <style:text-properties fo:font-weight="bold" officeooo:rsid="002045d7" officeooo:paragraph-rsid="002045d7" style:font-weight-asian="bold" style:font-weight-complex="bold"/>
    </style:style>
    <style:style style:name="P15" style:family="paragraph" style:parent-style-name="Standard">
      <style:text-properties fo:font-weight="bold" officeooo:rsid="00212345" officeooo:paragraph-rsid="00212345" style:font-weight-asian="bold" style:font-weight-complex="bold"/>
    </style:style>
    <style:style style:name="P16" style:family="paragraph" style:parent-style-name="Standard">
      <style:text-properties fo:font-weight="normal" officeooo:rsid="002045d7" officeooo:paragraph-rsid="002045d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b261" style:font-weight-asian="bold" style:font-weight-complex="bold"/>
    </style:style>
    <style:style style:name="T3" style:family="text">
      <style:text-properties fo:font-weight="bold" officeooo:rsid="001ff0b1" style:font-weight-asian="bold" style:font-weight-complex="bold"/>
    </style:style>
    <style:style style:name="T4" style:family="text">
      <style:text-properties fo:font-weight="bold" officeooo:rsid="002045d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ff0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8"/><text:span text:style-name="T1"><text:s/></text:span><text:span text:style-name="T2">TASK -1 <text:s text:c="58"/>DATE:07/11/2019 <text:s text:c="88"/>AUTHOR: Yuvaraj</text:span></text:p>
      <text:p text:style-name="P11">OS: UBUNTU <text:s text:c="95"/>(DevOps Engineer) </text:p>
      <text:p text:style-name="P1"><text:s text:c="124"/></text:p>
      <text:p text:style-name="P1">1. CONFIGURE STATIS IP AND HOSTNAME ON SERVER?</text:p>
      <text:p text:style-name="P5"><text:s text:c="4"/>CONFIGURATION FOR STATIC IP ADDING ON REMOTE SERVER:</text:p>
      <text:p text:style-name="P5"><text:s text:c="4"/>PATH: vim /etc/network/interfaces</text:p>
      <text:p text:style-name="P5"/>
      <text:p text:style-name="P5"><text:s text:c="4"/>auto eno1 --&gt; ethernet name</text:p>
      <text:p text:style-name="P5"><text:s text:c="4"/>iface eno1 inet static --&gt; </text:p>
      <text:p text:style-name="P5"><text:s text:c="4"/>address 192.168.10.138 --&gt; static ip address</text:p>
      <text:p text:style-name="P5"><text:s text:c="4"/>netmask 255.255.255.0 --&gt; mask</text:p>
      <text:p text:style-name="P5"><text:s text:c="4"/>gateway 192.168.10.1 --&gt; on premises you need to write</text:p>
      <text:p text:style-name="P5"><text:s text:c="4"/>name-servers 8.8.8.8 <text:s/>--&gt; dns server</text:p>
      <text:p text:style-name="P5"/>
      <text:p text:style-name="P5"><text:s text:c="4"/>CONFIGUARATION FOR HOSTNAME ADDING ON REMOTE SERVER:</text:p>
      <text:p text:style-name="P5"><text:s text:c="4"/>PATH: vim /etc/hostname and vi /etc/hosts</text:p>
      <text:p text:style-name="P5"><text:s text:c="4"/>write your own hostname</text:p>
      <text:p text:style-name="P5"/>
      <text:p text:style-name="P1">2. INSTALL APACHE AND CHANGE THE DEFAULT PORT?</text:p>
      <text:p text:style-name="P1"/>
      <text:p text:style-name="P5"><text:s text:c="4"/>For installing apache2 server on remoteserver commands:</text:p>
      <text:p text:style-name="P5"><text:s text:c="4"/><text:span text:style-name="T1">$ sudo apt-get update</text:span></text:p>
      <text:p text:style-name="P1"><text:s text:c="4"/>$ sudo apt-get install apache2</text:p>
      <text:p text:style-name="P5"><text:s text:c="5"/>To open the ports configuration file in the vim editor, execute the following <text:s text:c="3"/>command.</text:p>
      <text:p text:style-name="P5"><text:s text:c="4"/><text:span text:style-name="T1">$ sudo vim /etc/apache2/ports.conf</text:span></text:p>
      <text:p text:style-name="P5"><text:span text:style-name="T1"><text:s text:c="5"/></text:span>Now, replace<text:span text:style-name="T1"> </text:span>Listen 80 with listen which port you you can mention.</text:p>
      <text:p text:style-name="P5"/>
      <text:p text:style-name="P1">3. In apache set log-rotate based on size?</text:p>
      <text:p text:style-name="P6"><text:s text:c="7"/><text:span text:style-name="T3">PATH: /etc/logrotate.d/apache2</text:span></text:p>
      <text:p text:style-name="P6"><text:s text:c="8"/><text:span text:style-name="T6">/var/log/apache2/access.log {</text:span></text:p>
      <text:p text:style-name="P7"><text:s text:c="11"/>hourly</text:p>
      <text:p text:style-name="P7"><text:s text:c="11"/>missingok</text:p>
      <text:p text:style-name="P7"><text:s text:c="11"/>rotate 1</text:p>
      <text:p text:style-name="P7"><text:s text:c="11"/>compress</text:p>
      <text:p text:style-name="P7"><text:s text:c="11"/>delaycompress</text:p>
      <text:p text:style-name="P7"><text:s text:c="11"/>notifempty</text:p>
      <text:p text:style-name="P7"><text:s text:c="11"/>create 640 root adm</text:p>
      <text:p text:style-name="P7"><text:s text:c="11"/>size 5M</text:p>
      <text:p text:style-name="P7"><text:s text:c="10"/>#sharedscripts</text:p>
      <text:p text:style-name="P7"><text:s text:c="10"/>#postrotate</text:p>
      <text:p text:style-name="P7"><text:s text:c="4"/># <text:s text:c="15"/>if /etc/init.d/apache2 status &gt; /dev/null ; then \</text:p>
      <text:p text:style-name="P7"><text:s text:c="4"/># <text:s text:c="19"/>/etc/init.d/apache2 reload &gt; /dev/null; \</text:p>
      <text:p text:style-name="P7"><text:s text:c="4"/># <text:s text:c="14"/>fi;</text:p>
      <text:p text:style-name="P7"><text:s text:c="4"/># <text:s text:c="7"/>end script</text:p>
      <text:p text:style-name="P7"><text:s text:c="10"/>}</text:p>
      <text:p text:style-name="P7"/>
      <text:p text:style-name="P2">4. Configure apache virtual host and simple welcome page ?</text:p>
      <text:p text:style-name="P2"><text:s text:c="5"/>iga.systech.com</text:p>
      <text:p text:style-name="P2"><text:s text:c="5"/>itaas.systech.com</text:p>
      <text:p text:style-name="P2"><text:s text:c="6"/>For instance, for our sites, we’re going to make our directories like this:</text:p>
      <text:p text:style-name="P7"><text:span text:style-name="T1"><text:s text:c="8"/></text:span>sudo mkdir -p /var/www/yuvaraj.com/public_html</text:p>
      <text:p text:style-name="P7"><text:soft-page-break/><text:s text:c="7"/>sudo mkdir -p /var/www/itaas.systech.com/public_html</text:p>
      <text:p text:style-name="P2"><text:s/>Grant Permissions:</text:p>
      <text:p text:style-name="P7"><text:s text:c="4"/>sudo chown -R $USER:$USER /var/www/yuvaraj.com/public_html</text:p>
      <text:p text:style-name="P7"><text:s text:c="4"/>sudo chown -R $USER:$USER /var/www/itaas.systech.com/public_html</text:p>
      <text:p text:style-name="P2">Step Three — Create Demo Pages for Each Virtual Host:</text:p>
      <text:p text:style-name="P7"><text:s text:c="4"/>vi <text:s/>/var/www/yuvaraj.com/public_html/index.html</text:p>
      <text:p text:style-name="P7"><text:s text:c="4"/>vi <text:s/>/var/www/itaas.systech.com/public_html/index.html</text:p>
      <text:p text:style-name="P3">In this file, create a simple HTML document that indicates the site it is connected to. My file looks like this:</text:p>
      <text:p text:style-name="P9">&lt;html&gt;</text:p>
      <text:p text:style-name="P9"><text:s text:c="2"/>&lt;head&gt;</text:p>
      <text:p text:style-name="P9"><text:s text:c="8"/>&lt;title&gt;Welcome to iga.systech.com!&lt;/title&gt;</text:p>
      <text:p text:style-name="P9"><text:s text:c="2"/>&lt;/head&gt;</text:p>
      <text:p text:style-name="P9"><text:s text:c="2"/>&lt;body&gt;</text:p>
      <text:p text:style-name="P9"><text:s text:c="5"/>&lt;h1&gt;Success! <text:s/>The iga.systech.com virtual host is working!&lt;/h1&gt;</text:p>
      <text:p text:style-name="P9"><text:s text:c="2"/>&lt;/body&gt;</text:p>
      <text:p text:style-name="P9">&lt;/html&gt;</text:p>
      <text:p text:style-name="P3">In this file, create a simple HTML document that indicates the site it is connected to. My file looks like this:</text:p>
      <text:p text:style-name="P9">&lt;html&gt;</text:p>
      <text:p text:style-name="P9"><text:s text:c="2"/>&lt;head&gt;</text:p>
      <text:p text:style-name="P9"><text:s text:c="8"/>&lt;title&gt;Welcome to itaas.systech.com!&lt;/title&gt;</text:p>
      <text:p text:style-name="P9"><text:s text:c="2"/>&lt;/head&gt;</text:p>
      <text:p text:style-name="P9"><text:s text:c="2"/>&lt;body&gt;</text:p>
      <text:p text:style-name="P9"><text:s text:c="5"/>&lt;h1&gt;Success! <text:s/>The itaas.systech.com virtual host is working!&lt;/h1&gt;</text:p>
      <text:p text:style-name="P9"><text:s text:c="2"/>&lt;/body&gt;</text:p>
      <text:p text:style-name="P9">&lt;/html&gt;</text:p>
      <text:p text:style-name="P3">Step Four — Create New Virtual Host Files</text:p>
      <text:p text:style-name="P3">Create the First Virtual Host File:</text:p>
      <text:p text:style-name="P9"><text:s text:c="4"/>$ sudo cp /etc/apache2/sites-available/000-default.conf /etc/apache2/sites-available/yuvaraj.conf</text:p>
      <text:p text:style-name="P3">Open the new file in your editor with root privileges:</text:p>
      <text:p text:style-name="P3"><text:tab/>ServerAdmin admin@iga.systech.com</text:p>
      <text:p text:style-name="P3"><text:s text:c="12"/>ServerName iga.systech.com</text:p>
      <text:p text:style-name="P3"><text:s text:c="12"/>ServerAlias www.iga.systech.com</text:p>
      <text:p text:style-name="P3"><text:tab/>DocumentRoot /var/www/yuvaraj.com/public_html</text:p>
      <text:p text:style-name="P3"><text:s text:c="8"/></text:p>
      <text:p text:style-name="P3"/>
      <text:p text:style-name="P3"><text:tab/># Available loglevels: trace8, ..., trace1, debug, info, notice, warn,</text:p>
      <text:p text:style-name="P3"><text:tab/># error, crit, alert, emerg.</text:p>
      <text:p text:style-name="P3"><text:tab/># It is also possible to configure the loglevel for particular</text:p>
      <text:p text:style-name="P3"><text:tab/># modules, e.g.</text:p>
      <text:p text:style-name="P3"><text:tab/>#LogLevel info ssl:warn</text:p>
      <text:p text:style-name="P3"/>
      <text:p text:style-name="P3"><text:tab/>ErrorLog ${APACHE_LOG_DIR}/error.log</text:p>
      <text:p text:style-name="P3"><text:tab/>CustomLog ${APACHE_LOG_DIR}/access.log combined</text:p>
      <text:p text:style-name="P8"><text:s text:c="3"/><text:span text:style-name="T4">Open the new file in your editor with root privileges:</text:span></text:p>
      <text:p text:style-name="P3"><text:tab/>ServerAdmin admin@iga.systech.com</text:p>
      <text:p text:style-name="P3"><text:s text:c="12"/>ServerName itaas.systech.com</text:p>
      <text:p text:style-name="P3"><text:s text:c="12"/>ServerAlias www.itaas.systech.com</text:p>
      <text:p text:style-name="P3"><text:tab/>DocumentRoot /var/www/itaas.systech.com/public_html</text:p>
      <text:p text:style-name="P3"><text:s text:c="8"/></text:p>
      <text:p text:style-name="P3"/>
      <text:p text:style-name="P3"><text:soft-page-break/><text:tab/># Available loglevels: trace8, ..., trace1, debug, info, notice, warn,</text:p>
      <text:p text:style-name="P3"><text:tab/># error, crit, alert, emerg.</text:p>
      <text:p text:style-name="P3"><text:tab/># It is also possible to configure the loglevel for particular</text:p>
      <text:p text:style-name="P3"><text:tab/># modules, e.g.</text:p>
      <text:p text:style-name="P3"><text:tab/>#LogLevel info ssl:warn</text:p>
      <text:p text:style-name="P3"/>
      <text:p text:style-name="P3"><text:tab/>ErrorLog ${APACHE_LOG_DIR}/error.log</text:p>
      <text:p text:style-name="P3"><text:tab/>CustomLog ${APACHE_LOG_DIR}/access.log combined</text:p>
      <text:p text:style-name="P3">Step Five — Enable the New Virtual Host Files:</text:p>
      <text:p text:style-name="P9"><text:s text:c="3"/>$ <text:s text:c="2"/>sudo a2ensite yuvaraj.conf</text:p>
      <text:p text:style-name="P9"><text:s text:c="3"/>$ <text:s text:c="2"/>sudo a2ensite itaas.systech.conf</text:p>
      <text:p text:style-name="P4">Next, disable the default site defined in 000-default.conf:</text:p>
      <text:p text:style-name="P10"><text:s text:c="3"/>$ sudo a2dissite 000-default.conf</text:p>
      <text:p text:style-name="P4">When you are finished, you need to restart Apache to make these changes take effect:</text:p>
      <text:p text:style-name="P10"><text:s text:c="3"/>$ sudo systemctl restart apache2</text:p>
      <text:p text:style-name="P4">Step Six — Set Up Local Hosts File (Optional):</text:p>
      <text:p text:style-name="P4">PATH: /etc/hosts</text:p>
      <text:p text:style-name="P10">127.0.1.1 iga.systech.com</text:p>
      <text:p text:style-name="P10">127.0.1.2 itaas.systech.com</text:p>
      <text:p text:style-name="P10"/>
      <text:p text:style-name="P4">5. Install mysql server?</text:p>
      <text:p text:style-name="P4"><text:s text:c="6"/><text:span text:style-name="T5">Search in google Install mysql server</text:span></text:p>
      <text:p text:style-name="P4"><text:s text:c="2"/></text:p>
      <text:p text:style-name="P4">6. Create databases add one more user to access databases?</text:p>
      <text:p text:style-name="P4"><text:s text:c="4"/>Username – yourname</text:p>
      <text:p text:style-name="P4"><text:s text:c="4"/>access – read/write</text:p>
      <text:p text:style-name="P4"><text:s text:c="4"/>db-name Interview</text:p>
      <text:p text:style-name="P4"><text:s text:c="4"/>create table (Employee) </text:p>
      <text:p text:style-name="P4"><text:s text:c="4"/>columns(id,first-name,surname,email,DOB,Ph.no) ??</text:p>
      <text:p text:style-name="P4"/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31:25.954197023</meta:creation-date>
    <meta:editing-duration>PT28S</meta:editing-duration>
    <meta:editing-cycles>2</meta:editing-cycles>
    <meta:generator>LibreOffice/5.1.6.2$Linux_X86_64 LibreOffice_project/10m0$Build-2</meta:generator>
    <dc:date>2019-11-07T18:31:43.821860370</dc:date>
    <meta:document-statistic meta:table-count="0" meta:image-count="0" meta:object-count="0" meta:page-count="3" meta:paragraph-count="120" meta:word-count="540" meta:character-count="4988" meta:non-whitespace-character-count="3629"/>
  </office:meta>
</office:document-meta>
</file>